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p3</text:p>
          </table:table-cell>
          <table:table-cell table:style-name="Default" office:value-type="string" calcext:value-type="string">
            <text:p>sp1</text:p>
          </table:table-cell>
          <table:table-cell table:style-name="Default" office:value-type="string" calcext:value-type="string">
            <text:p>sp2</text:p>
          </table:table-cell>
          <table:table-cell table:style-name="Default" office:value-type="string" calcext:value-type="string">
            <text:p>s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1092" calcext:value-type="float">
            <text:p>0.001092</text:p>
          </table:table-cell>
          <table:table-cell table:formula="of:=[.B2]/[.C2]" office:value-type="float" office:value="0.0246085011185682" calcext:value-type="float">
            <text:p>0.02</text:p>
          </table:table-cell>
          <table:table-cell table:formula="of:=[.B2]/[.D2]" office:value-type="float" office:value="0.0157819225251076" calcext:value-type="float">
            <text:p>0.02</text:p>
          </table:table-cell>
          <table:table-cell table:formula="of:=[.B2]/[.E2]" office:value-type="float" office:value="0.0201465201465201" calcext:value-type="float">
            <text:p>0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1089" calcext:value-type="float">
            <text:p>0.001089</text:p>
          </table:table-cell>
          <table:table-cell table:formula="of:=[.B3]/[.C3]" office:value-type="float" office:value="0.00686184812442818" calcext:value-type="float">
            <text:p>0.01</text:p>
          </table:table-cell>
          <table:table-cell table:formula="of:=[.B3]/[.D3]" office:value-type="float" office:value="0.00862564692351926" calcext:value-type="float">
            <text:p>0.01</text:p>
          </table:table-cell>
          <table:table-cell table:formula="of:=[.B3]/[.E3]" office:value-type="float" office:value="0.0137741046831956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1249" calcext:value-type="float">
            <text:p>0.001249</text:p>
          </table:table-cell>
          <table:table-cell table:formula="of:=[.B4]/[.C4]" office:value-type="float" office:value="0.0510114335971856" calcext:value-type="float">
            <text:p>0.05</text:p>
          </table:table-cell>
          <table:table-cell table:formula="of:=[.B4]/[.D4]" office:value-type="float" office:value="0.0328239954725524" calcext:value-type="float">
            <text:p>0.03</text:p>
          </table:table-cell>
          <table:table-cell table:formula="of:=[.B4]/[.E4]" office:value-type="float" office:value="0.0464371497197758" calcext:value-type="float">
            <text:p>0.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768" calcext:value-type="float">
            <text:p>0.000768</text:p>
          </table:table-cell>
          <table:table-cell table:formula="of:=[.B5]/[.C5]" office:value-type="float" office:value="0.302356902356902" calcext:value-type="float">
            <text:p>0.30</text:p>
          </table:table-cell>
          <table:table-cell table:formula="of:=[.B5]/[.D5]" office:value-type="float" office:value="0.848771266540643" calcext:value-type="float">
            <text:p>0.85</text:p>
          </table:table-cell>
          <table:table-cell table:formula="of:=[.B5]/[.E5]" office:value-type="float" office:value="0.584635416666667" calcext:value-type="float">
            <text:p>0.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2656" calcext:value-type="float">
            <text:p>0.002656</text:p>
          </table:table-cell>
          <table:table-cell table:formula="of:=[.B6]/[.C6]" office:value-type="float" office:value="1.84907975460123" calcext:value-type="float">
            <text:p>1.85</text:p>
          </table:table-cell>
          <table:table-cell table:formula="of:=[.B6]/[.D6]" office:value-type="float" office:value="0.724519230769231" calcext:value-type="float">
            <text:p>0.72</text:p>
          </table:table-cell>
          <table:table-cell table:formula="of:=[.B6]/[.E6]" office:value-type="float" office:value="1.13478915662651" calcext:value-type="float">
            <text:p>1.1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16589" calcext:value-type="float">
            <text:p>0.016589</text:p>
          </table:table-cell>
          <table:table-cell office:value-type="float" office:value="0.011934" calcext:value-type="float">
            <text:p>0.011934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7662" calcext:value-type="float">
            <text:p>0.017662</text:p>
          </table:table-cell>
          <table:table-cell table:formula="of:=[.B7]/[.C7]" office:value-type="float" office:value="1.39006200770907" calcext:value-type="float">
            <text:p>1.39</text:p>
          </table:table-cell>
          <table:table-cell table:formula="of:=[.B7]/[.D7]" office:value-type="float" office:value="1.43926774249523" calcext:value-type="float">
            <text:p>1.44</text:p>
          </table:table-cell>
          <table:table-cell table:formula="of:=[.B7]/[.E7]" office:value-type="float" office:value="0.939248103272563" calcext:value-type="float">
            <text:p>0.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16698" calcext:value-type="float">
            <text:p>0.16698</text:p>
          </table:table-cell>
          <table:table-cell office:value-type="float" office:value="0.115475" calcext:value-type="float">
            <text:p>0.115475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251624" calcext:value-type="float">
            <text:p>0.251624</text:p>
          </table:table-cell>
          <table:table-cell table:formula="of:=[.B8]/[.C8]" office:value-type="float" office:value="1.44602727863174" calcext:value-type="float">
            <text:p>1.45</text:p>
          </table:table-cell>
          <table:table-cell table:formula="of:=[.B8]/[.D8]" office:value-type="float" office:value="1.25582864534761" calcext:value-type="float">
            <text:p>1.26</text:p>
          </table:table-cell>
          <table:table-cell table:formula="of:=[.B8]/[.E8]" office:value-type="float" office:value="0.663609194671414" calcext:value-type="float">
            <text:p>0.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654137" calcext:value-type="float">
            <text:p>1.654137</text:p>
          </table:table-cell>
          <table:table-cell office:value-type="float" office:value="1.139551" calcext:value-type="float">
            <text:p>1.139551</text:p>
          </table:table-cell>
          <table:table-cell office:value-type="float" office:value="1.909978" calcext:value-type="float">
            <text:p>1.909978</text:p>
          </table:table-cell>
          <table:table-cell office:value-type="float" office:value="4.220659" calcext:value-type="float">
            <text:p>4.220659</text:p>
          </table:table-cell>
          <table:table-cell table:formula="of:=[.B9]/[.C9]" office:value-type="float" office:value="1.45156908291073" calcext:value-type="float">
            <text:p>1.45</text:p>
          </table:table-cell>
          <table:table-cell table:formula="of:=[.B9]/[.D9]" office:value-type="float" office:value="0.866050289584487" calcext:value-type="float">
            <text:p>0.87</text:p>
          </table:table-cell>
          <table:table-cell table:formula="of:=[.B9]/[.E9]" office:value-type="float" office:value="0.391914390620043" calcext:value-type="float">
            <text:p>0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ask-data(var)</text:p>
          </table:table-cell>
          <table:table-cell table:style-name="Default" table:number-columns-repeated="3"/>
        </table:table-row>
      </table:table>
      <table:table table:name="Sheet2" table:style-name="ta1">
        <table:shapes>
          <draw:frame draw:z-index="0" draw:style-name="gr1" draw:text-style-name="P1" svg:width="15.999cm" svg:height="8.999cm" svg:x="4.503cm" svg:y="0cm">
            <draw:object draw:notify-on-update-of-ranges="Sheet2.A1:Sheet2.A1 Sheet2.A2:Sheet2.A9 Sheet2.B1:Sheet2.B1 Sheet2.B2:Sheet2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sp2</text:p>
          </table:table-cell>
          <table:table-cell table:style-name="Default" office:value-type="string" calcext:value-type="string">
            <text:p>s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085011185682" calcext:value-type="float">
            <text:p>0.02</text:p>
          </table:table-cell>
          <table:table-cell office:value-type="float" office:value="1.15789473684211" calcext:value-type="float">
            <text:p>1.16</text:p>
          </table:table-cell>
          <table:table-cell office:value-type="float" office:value="0.0257913247362251" calcext:value-type="float">
            <text:p>0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86184812442818" calcext:value-type="float">
            <text:p>0.01</text:p>
          </table:table-cell>
          <table:table-cell office:value-type="float" office:value="0.625" calcext:value-type="float">
            <text:p>0.63</text:p>
          </table:table-cell>
          <table:table-cell office:value-type="float" office:value="0.00884955752212389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10114335971856" calcext:value-type="float">
            <text:p>0.05</text:p>
          </table:table-cell>
          <table:table-cell office:value-type="float" office:value="0.90625" calcext:value-type="float">
            <text:p>0.91</text:p>
          </table:table-cell>
          <table:table-cell office:value-type="float" office:value="0.0541044776119403" calcext:value-type="float">
            <text:p>0.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02356902356902" calcext:value-type="float">
            <text:p>0.30</text:p>
          </table:table-cell>
          <table:table-cell office:value-type="float" office:value="0.901606425702811" calcext:value-type="float">
            <text:p>0.90</text:p>
          </table:table-cell>
          <table:table-cell office:value-type="float" office:value="0.527614571092832" calcext:value-type="float">
            <text:p>0.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84907975460123" calcext:value-type="float">
            <text:p>1.85</text:p>
          </table:table-cell>
          <table:table-cell office:value-type="float" office:value="0.680822227241925" calcext:value-type="float">
            <text:p>0.68</text:p>
          </table:table-cell>
          <table:table-cell office:value-type="float" office:value="2.36577708006279" calcext:value-type="float">
            <text:p>2.3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39006200770907" calcext:value-type="float">
            <text:p>1.39</text:p>
          </table:table-cell>
          <table:table-cell office:value-type="float" office:value="1.01195632282072" calcext:value-type="float">
            <text:p>1.01</text:p>
          </table:table-cell>
          <table:table-cell office:value-type="float" office:value="1.34913793103448" calcext:value-type="float">
            <text:p>1.3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44602727863174" calcext:value-type="float">
            <text:p>1.45</text:p>
          </table:table-cell>
          <table:table-cell office:value-type="float" office:value="0.937426316203137" calcext:value-type="float">
            <text:p>0.94</text:p>
          </table:table-cell>
          <table:table-cell office:value-type="float" office:value="1.42602160638798" calcext:value-type="float">
            <text:p>1.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45156908291073" calcext:value-type="float">
            <text:p>1.45</text:p>
          </table:table-cell>
          <table:table-cell office:value-type="float" office:value="0.92708835417895" calcext:value-type="float">
            <text:p>0.93</text:p>
          </table:table-cell>
          <table:table-cell office:value-type="float" office:value="1.44504984746989" calcext:value-type="float">
            <text:p>1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iza Akbar</meta:initial-creator>
    <meta:creation-date>2015-10-06T14:18:53.048538855</meta:creation-date>
    <dc:date>2015-10-06T15:33:58.105877911</dc:date>
    <dc:creator>Auriza Akbar</dc:creator>
    <meta:editing-duration>PT38M43S</meta:editing-duration>
    <meta:editing-cycles>1</meta:editing-cycles>
    <meta:document-statistic meta:table-count="2" meta:cell-count="111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2.A1:Sheet2.B9" chart:data-source-has-labels="both" svg:x="0.32cm" svg:y="0.18cm" svg:width="12.72cm" svg:height="8.64cm">
          <chartooo:coordinate-region svg:x="1.232cm" svg:y="0.379cm" svg:width="10.973cm" svg:height="7.396cm"/>
          <chart:axis chart:dimension="x" chart:name="primary-x" chart:style-name="ch4" chartooo:axis-type="auto">
            <chartooo:date-scale/>
            <chart:categories table:cell-range-address="Sheet2.A2:Sheet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9" chart:label-cell-address="Sheet2.B1:Sheet2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2:Sheet2.A9</svg:desc>
                </draw:g>
              </table:table-cell>
              <table:table-cell office:value-type="float" office:value="0.0246085011185682">
                <text:p>0.0246085011185682</text:p>
                <draw:g>
                  <svg:desc>Sheet2.B2:Sheet2.B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86184812442818">
                <text:p>0.006861848124428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10114335971856">
                <text:p>0.05101143359718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02356902356902">
                <text:p>0.302356902356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84907975460123">
                <text:p>1.849079754601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39006200770907">
                <text:p>1.3900620077090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4602727863174">
                <text:p>1.4460272786317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45156908291073">
                <text:p>1.45156908291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